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tifactTypeFilter.accept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tifactTypeFilter.ArtifactTypeFilter( Collection accepted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